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0.591cm"/>
    </style:style>
    <style:style style:name="co6" style:family="table-column">
      <style:table-column-properties fo:break-before="auto" style:column-width="5.994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0.252cm"/>
    </style:style>
    <style:style style:name="co9" style:family="table-column">
      <style:table-column-properties fo:break-before="auto" style:column-width="4.925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6.782cm"/>
    </style:style>
    <style:style style:name="co12" style:family="table-column">
      <style:table-column-properties fo:break-before="auto" style:column-width="2.27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BP_20_e_20_DRE">
      <style:table-properties table:display="true" style:writing-mode="lr-tb"/>
    </style:style>
    <style:style style:name="ta2" style:family="table" style:master-page-name="PageStyle_5f_Diario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5003" number:language="pt" number:country="BR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fo:border="0.035cm solid #000000"/>
    </style:style>
    <style:style style:name="ce2" style:family="table-cell" style:parent-style-name="Excel_20_Built-in_20_Normal" style:data-style-name="N107">
      <style:table-cell-properties style:diagonal-bl-tr="none" style:diagonal-tl-br="none" fo:border="0.035cm solid #000000"/>
    </style:style>
    <style:style style:name="ce3" style:family="table-cell" style:parent-style-name="Excel_20_Built-in_20_Normal" style:data-style-name="N107"/>
    <style:style style:name="ce4" style:family="table-cell" style:parent-style-name="Excel_20_Built-in_20_Normal" style:data-style-name="N5003">
      <style:table-cell-properties style:diagonal-bl-tr="none" style:diagonal-tl-br="none" fo:border="0.035cm solid #000000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107">
      <style:table-cell-properties style:diagonal-bl-tr="none" style:diagonal-tl-br="none" fo:background-color="transparent" fo:border="0.035cm solid #000000"/>
    </style:style>
    <style:style style:name="ce8" style:family="table-cell" style:parent-style-name="Excel_20_Built-in_20_Normal">
      <style:table-cell-properties style:diagonal-bl-tr="none" style:diagonal-tl-br="none" fo:background-color="transparent" fo:border="0.035cm solid #000000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bfbfbf" style:diagonal-bl-tr="none" style:diagonal-tl-br="none" fo:border="0.035cm solid #000000"/>
    </style:style>
    <style:style style:name="ce13" style:family="table-cell" style:parent-style-name="Excel_20_Built-in_20_Comma" style:data-style-name="N108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Comma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P e DRE" table:style-name="ta1" table:print="false"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number-columns-repeated="1010" table:default-cell-style-name="Excel_20_Built-in_20_Normal"/>
        <table:table-row table:style-name="ro1">
          <table:table-cell office:value-type="string">
            <text:p>Empresa Upapar</text:p>
          </table:table-cell>
          <table:table-cell table:number-columns-repeated="1023"/>
        </table:table-row>
        <table:table-row table:style-name="ro1">
          <table:table-cell office:value-type="string">
            <text:p>Balancete de Verificação em</text:p>
          </table:table-cell>
          <table:table-cell office:value-type="string">
            <text:p>30/11/X2</text:p>
          </table:table-cell>
          <table:table-cell table:number-columns-repeated="1022"/>
        </table:table-row>
        <table:table-row table:style-name="ro1">
          <table:table-cell office:value-type="string">
            <text:p>antes das operaçoes e ajustes</text:p>
          </table:table-cell>
          <table:table-cell office:value-type="string">
            <text:p>Saldos</text:p>
          </table:table-cell>
          <table:table-cell office:value-type="string">
            <text:p>Saldos </text:p>
          </table:table-cell>
          <table:table-cell table:number-columns-repeated="2"/>
          <table:table-cell office:value-type="string">
            <text:p>Saldos</text:p>
          </table:table-cell>
          <table:table-cell office:value-type="string">
            <text:p>Saldos </text:p>
          </table:table-cell>
          <table:table-cell table:number-columns-repeated="1017"/>
        </table:table-row>
        <table:table-row table:style-name="ro1">
          <table:table-cell office:value-type="string">
            <text:p>Contas</text:p>
          </table:table-cell>
          <table:table-cell office:value-type="string">
            <text:p>Devedores</text:p>
          </table:table-cell>
          <table:table-cell office:value-type="string">
            <text:p>Credores</text:p>
          </table:table-cell>
          <table:table-cell office:value-type="string">
            <text:p>Debito</text:p>
          </table:table-cell>
          <table:table-cell office:value-type="string">
            <text:p>Credito</text:p>
          </table:table-cell>
          <table:table-cell office:value-type="string">
            <text:p>Devedores</text:p>
          </table:table-cell>
          <table:table-cell office:value-type="string">
            <text:p>Credore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aixa</text:p>
          </table:table-cell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100000+400000" office:value-type="float" office:value="500000">
            <text:p>500.000 </text:p>
          </table:table-cell>
          <table:table-cell table:style-name="ce2"/>
          <table:table-cell table:style-name="ce2" table:formula="of:=[.B5]+[.D5]-[.E5]" office:value-type="float" office:value="530000">
            <text:p>53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Veículos</text:p>
          </table:table-cell>
          <table:table-cell table:style-name="ce2" office:value-type="float" office:value="40000">
            <text:p>40.000 </text:p>
          </table:table-cell>
          <table:table-cell table:style-name="ce2"/>
          <table:table-cell table:style-name="ce2"/>
          <table:table-cell table:style-name="ce2"/>
          <table:table-cell table:style-name="ce2" table:formula="of:=[.B6]+[.D6]-[.E6]" office:value-type="float" office:value="40000">
            <text:p>4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s de salários</text:p>
          </table:table-cell>
          <table:table-cell table:style-name="ce2" office:value-type="float" office:value="4200">
            <text:p>4.200 </text:p>
          </table:table-cell>
          <table:table-cell table:style-name="ce2"/>
          <table:table-cell table:style-name="ce2" office:value-type="float" office:value="34000">
            <text:p>34.000 </text:p>
          </table:table-cell>
          <table:table-cell table:style-name="ce2"/>
          <table:table-cell table:style-name="ce2" table:formula="of:=[.B7]+[.D7]-[.E7]" office:value-type="float" office:value="38200">
            <text:p>38.2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Mercadorias</text:p>
          </table:table-cell>
          <table:table-cell table:style-name="ce2" office:value-type="float" office:value="29800">
            <text:p>29.800 </text:p>
          </table:table-cell>
          <table:table-cell table:style-name="ce2"/>
          <table:table-cell table:style-name="ce4" office:value-type="float" office:value="30000">
            <text:p>30.000</text:p>
          </table:table-cell>
          <table:table-cell table:style-name="ce2" office:value-type="float" office:value="29800">
            <text:p>29.800 </text:p>
          </table:table-cell>
          <table:table-cell table:style-name="ce2" table:formula="of:=[.B8]+[.D8]-[.E8]" office:value-type="float" office:value="30000">
            <text:p>3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preciacao acumulada de veículos</text:p>
          </table:table-cell>
          <table:table-cell table:style-name="ce2"/>
          <table:table-cell table:style-name="ce2" office:value-type="float" office:value="16000">
            <text:p>16.000 </text:p>
          </table:table-cell>
          <table:table-cell table:style-name="ce2"/>
          <table:table-cell table:style-name="ce2" office:value-type="float" office:value="400">
            <text:p>400 </text:p>
          </table:table-cell>
          <table:table-cell table:style-name="ce2"/>
          <table:table-cell table:style-name="ce2" table:formula="of:=[.C9]-[.D9]+[.E9]" office:value-type="float" office:value="16400">
            <text:p>16.4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ompras</text:p>
          </table:table-cell>
          <table:table-cell table:style-name="ce2" office:value-type="float" office:value="45000">
            <text:p>45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 table:formula="of:=45000+100000" office:value-type="float" office:value="145000">
            <text:p>145.000 </text:p>
          </table:table-cell>
          <table:table-cell table:style-name="ce2" table:formula="of:=[.B10]+[.D10]-[.E10]" office:value-type="float" office:value="0">
            <text:p>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ontas a receber - clientes</text:p>
          </table:table-cell>
          <table:table-cell table:style-name="ce2" office:value-type="float" office:value="40000">
            <text:p>40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/>
          <table:table-cell table:style-name="ce2" table:formula="of:=[.B11]+[.D11]-[.E11]" office:value-type="float" office:value="140000">
            <text:p>14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Fornecedores a pagar</text:p>
          </table:table-cell>
          <table:table-cell table:style-name="ce2"/>
          <table:table-cell table:style-name="ce2" office:value-type="float" office:value="50000">
            <text:p>50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/>
          <table:table-cell table:style-name="ce2" table:formula="of:=[.C12]-[.D12]+[.E12]" office:value-type="float" office:value="150000">
            <text:p>150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Terrenos</text:p>
          </table:table-cell>
          <table:table-cell table:style-name="ce2" office:value-type="float" office:value="50000">
            <text:p>50.000 </text:p>
          </table:table-cell>
          <table:table-cell table:style-name="ce2"/>
          <table:table-cell table:style-name="ce2"/>
          <table:table-cell table:style-name="ce2"/>
          <table:table-cell table:style-name="ce2" table:formula="of:=[.B13]+[.D13]-[.E13]" office:value-type="float" office:value="50000">
            <text:p>5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s pagas antecipadas</text:p>
          </table:table-cell>
          <table:table-cell table:style-name="ce2" office:value-type="float" office:value="5000">
            <text:p>5.000 </text:p>
          </table:table-cell>
          <table:table-cell table:style-name="ce2"/>
          <table:table-cell table:style-name="ce2"/>
          <table:table-cell table:style-name="ce2" office:value-type="float" office:value="1000">
            <text:p>1.000 </text:p>
          </table:table-cell>
          <table:table-cell table:style-name="ce2" table:formula="of:=[.B14]+[.D14]-[.E14]" office:value-type="float" office:value="4000">
            <text:p>4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s com impostos</text:p>
          </table:table-cell>
          <table:table-cell table:style-name="ce2" office:value-type="float" office:value="16000">
            <text:p>16.000 </text:p>
          </table:table-cell>
          <table:table-cell table:style-name="ce2"/>
          <table:table-cell table:style-name="ce2"/>
          <table:table-cell table:style-name="ce2"/>
          <table:table-cell table:style-name="ce2" table:formula="of:=[.B15]+[.D15]-[.E15]" office:value-type="float" office:value="16000">
            <text:p>16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Vendas</text:p>
          </table:table-cell>
          <table:table-cell table:style-name="ce2"/>
          <table:table-cell table:style-name="ce2" office:value-type="float" office:value="80000">
            <text:p>80.000 </text:p>
          </table:table-cell>
          <table:table-cell table:style-name="ce2"/>
          <table:table-cell table:style-name="ce2" table:formula="of:=200000+20000+200000" office:value-type="float" office:value="420000">
            <text:p>420.000 </text:p>
          </table:table-cell>
          <table:table-cell table:style-name="ce2"/>
          <table:table-cell table:style-name="ce2" table:formula="of:=[.C16]-[.D16]+[.E16]" office:value-type="float" office:value="500000">
            <text:p>500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Adiantamento de clientes</text:p>
          </table:table-cell>
          <table:table-cell table:style-name="ce2"/>
          <table:table-cell table:style-name="ce2" office:value-type="float" office:value="20000">
            <text:p>20.000 </text:p>
          </table:table-cell>
          <table:table-cell table:style-name="ce2" office:value-type="float" office:value="20000">
            <text:p>20.000 </text:p>
          </table:table-cell>
          <table:table-cell table:style-name="ce2" office:value-type="float" office:value="200000">
            <text:p>200.000 </text:p>
          </table:table-cell>
          <table:table-cell table:style-name="ce2"/>
          <table:table-cell table:style-name="ce2" table:formula="of:=[.C17]-[.D17]+[.E17]" office:value-type="float" office:value="200000">
            <text:p>200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apital social</text:p>
          </table:table-cell>
          <table:table-cell table:style-name="ce2"/>
          <table:table-cell table:style-name="ce2" office:value-type="float" office:value="94000">
            <text:p>94.000 </text:p>
          </table:table-cell>
          <table:table-cell table:style-name="ce2"/>
          <table:table-cell table:style-name="ce2"/>
          <table:table-cell table:style-name="ce2"/>
          <table:table-cell table:style-name="ce2" table:formula="of:=[.C18]-[.D18]+[.E18]" office:value-type="float" office:value="94000">
            <text:p>94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Salarios a pagar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34000">
            <text:p>34.000 </text:p>
          </table:table-cell>
          <table:table-cell table:style-name="ce2"/>
          <table:table-cell table:style-name="ce2" table:formula="of:=[.C19]-[.D19]+[.E19]" office:value-type="float" office:value="34000">
            <text:p>34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s diversas</text:p>
          </table:table-cell>
          <table:table-cell table:style-name="ce2"/>
          <table:table-cell table:style-name="ce2"/>
          <table:table-cell table:style-name="ce2" table:formula="of:=1000+10000" office:value-type="float" office:value="11000">
            <text:p>11.000 </text:p>
          </table:table-cell>
          <table:table-cell table:style-name="ce2"/>
          <table:table-cell table:style-name="ce2" table:formula="of:=[.B20]+[.D20]-[.E20]" office:value-type="float" office:value="11000">
            <text:p>11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ontas a pagar - diversas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10000">
            <text:p>10.000 </text:p>
          </table:table-cell>
          <table:table-cell table:style-name="ce2"/>
          <table:table-cell table:style-name="ce2" table:formula="of:=[.C21]-[.D21]+[.E21]" office:value-type="float" office:value="10000">
            <text:p>10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Aluguel a pagar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[.C22]-[.D22]+[.E22]" office:value-type="float" office:value="30000">
            <text:p>30.000 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usto das Mercadorias Vendidas</text:p>
          </table:table-cell>
          <table:table-cell table:style-name="ce2"/>
          <table:table-cell table:style-name="ce2"/>
          <table:table-cell table:style-name="ce2" table:formula="of:=29800+145000-30000" office:value-type="float" office:value="144800">
            <text:p>144.800 </text:p>
          </table:table-cell>
          <table:table-cell table:style-name="ce2"/>
          <table:table-cell table:style-name="ce2" table:formula="of:=[.B23]+[.D23]-[.E23]" office:value-type="float" office:value="144800">
            <text:p>144.8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s de aluguel</text:p>
          </table:table-cell>
          <table:table-cell table:style-name="ce2"/>
          <table:table-cell table:style-name="ce2"/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[.B24]+[.D24]-[.E24]" office:value-type="float" office:value="30000">
            <text:p>30.0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Despesa de depreciação de veiculos</text:p>
          </table:table-cell>
          <table:table-cell table:style-name="ce2"/>
          <table:table-cell table:style-name="ce2"/>
          <table:table-cell table:style-name="ce2" office:value-type="float" office:value="400">
            <text:p>400 </text:p>
          </table:table-cell>
          <table:table-cell table:style-name="ce2"/>
          <table:table-cell table:style-name="ce2" table:formula="of:=[.B25]+[.D25]-[.E25]" office:value-type="float" office:value="400">
            <text:p>400 </text:p>
          </table:table-cell>
          <table:table-cell table:style-name="ce2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Total</text:p>
          </table:table-cell>
          <table:table-cell table:style-name="ce2" table:formula="of:=SUM([.B5:.B25])" office:value-type="float" office:value="260000">
            <text:p>260.000 </text:p>
          </table:table-cell>
          <table:table-cell table:style-name="ce2" table:formula="of:=SUM([.C5:.C25])" office:value-type="float" office:value="260000">
            <text:p>260.000 </text:p>
          </table:table-cell>
          <table:table-cell table:style-name="ce2" table:formula="of:=SUM([.D5:.D25])" office:value-type="float" office:value="970200">
            <text:p>970.200 </text:p>
          </table:table-cell>
          <table:table-cell table:style-name="ce2" table:formula="of:=SUM([.E5:.E25])" office:value-type="float" office:value="970200">
            <text:p>970.200 </text:p>
          </table:table-cell>
          <table:table-cell table:style-name="ce2" table:formula="of:=SUM([.F5:.F25])" office:value-type="float" office:value="1034400">
            <text:p>1.034.400 </text:p>
          </table:table-cell>
          <table:table-cell table:style-name="ce2" table:formula="of:=SUM([.G5:.G25])" office:value-type="float" office:value="1034400">
            <text:p>1.034.400 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 office:value-type="string">
            <text:p>reordenado</text:p>
          </table:table-cell>
          <table:table-cell office:value-type="string">
            <text:p>Saldos</text:p>
          </table:table-cell>
          <table:table-cell office:value-type="string">
            <text:p>Saldos </text:p>
          </table:table-cell>
          <table:table-cell table:style-name="ce5" office:value-type="string" table:number-columns-spanned="2" table:number-rows-spanned="1">
            <text:p>Movimento</text:p>
          </table:table-cell>
          <table:covered-table-cell table:style-name="ce6"/>
          <table:table-cell office:value-type="string">
            <text:p>Saldos</text:p>
          </table:table-cell>
          <table:table-cell office:value-type="string">
            <text:p>Saldos </text:p>
          </table:table-cell>
          <table:table-cell table:style-name="ce3"/>
          <table:table-cell table:style-name="ce3" office:value-type="string">
            <text:p>Balanço Patrimonial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>
            <text:p>Contas</text:p>
          </table:table-cell>
          <table:table-cell office:value-type="string">
            <text:p>Devedores</text:p>
          </table:table-cell>
          <table:table-cell office:value-type="string">
            <text:p>Credores</text:p>
          </table:table-cell>
          <table:table-cell office:value-type="string">
            <text:p>Debito</text:p>
          </table:table-cell>
          <table:table-cell office:value-type="string">
            <text:p>Credito</text:p>
          </table:table-cell>
          <table:table-cell office:value-type="string">
            <text:p>Devedores</text:p>
          </table:table-cell>
          <table:table-cell office:value-type="string">
            <text:p>Credores</text:p>
          </table:table-cell>
          <table:table-cell table:style-name="ce3"/>
          <table:table-cell office:value-type="string">
            <text:p>Ativo</text:p>
          </table:table-cell>
          <table:table-cell table:style-name="ce3"/>
          <table:table-cell office:value-type="string">
            <text:p>Passivo</text:p>
          </table:table-cell>
          <table:table-cell table:number-columns-repeated="2"/>
          <table:table-cell office:value-type="string">
            <text:p>DRE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aixa</text:p>
          </table:table-cell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100000+400000" office:value-type="float" office:value="500000">
            <text:p>500.000 </text:p>
          </table:table-cell>
          <table:table-cell table:style-name="ce2"/>
          <table:table-cell table:style-name="ce2" table:formula="of:=[.B31]+[.D31]-[.E31]" office:value-type="float" office:value="530000">
            <text:p>530.000 </text:p>
          </table:table-cell>
          <table:table-cell table:style-name="ce2"/>
          <table:table-cell table:style-name="ce3"/>
          <table:table-cell table:style-name="ce1" office:value-type="string">
            <text:p>Caixa</text:p>
          </table:table-cell>
          <table:table-cell table:style-name="ce2" office:value-type="float" office:value="530000">
            <text:p>530.000 </text:p>
          </table:table-cell>
          <table:table-cell table:style-name="ce1" office:value-type="string">
            <text:p>Fornecedores a pagar</text:p>
          </table:table-cell>
          <table:table-cell table:style-name="ce2" office:value-type="float" office:value="150000">
            <text:p>150.000 </text:p>
          </table:table-cell>
          <table:table-cell table:style-name="ce1"/>
          <table:table-cell table:style-name="ce1" office:value-type="string">
            <text:p>Vendas</text:p>
          </table:table-cell>
          <table:table-cell table:style-name="ce2" office:value-type="float" office:value="500000">
            <text:p>500.00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Veículos</text:p>
          </table:table-cell>
          <table:table-cell table:style-name="ce2" office:value-type="float" office:value="40000">
            <text:p>40.000 </text:p>
          </table:table-cell>
          <table:table-cell table:style-name="ce2"/>
          <table:table-cell table:style-name="ce2"/>
          <table:table-cell table:style-name="ce2"/>
          <table:table-cell table:style-name="ce2" table:formula="of:=[.B32]+[.D32]-[.E32]" office:value-type="float" office:value="40000">
            <text:p>40.000 </text:p>
          </table:table-cell>
          <table:table-cell table:style-name="ce2"/>
          <table:table-cell table:style-name="ce3"/>
          <table:table-cell table:style-name="ce1" office:value-type="string">
            <text:p>Mercadorias</text:p>
          </table:table-cell>
          <table:table-cell table:style-name="ce2" office:value-type="float" office:value="30000">
            <text:p>30.000 </text:p>
          </table:table-cell>
          <table:table-cell table:style-name="ce1" office:value-type="string">
            <text:p>Salarios a pagar</text:p>
          </table:table-cell>
          <table:table-cell table:style-name="ce2" office:value-type="float" office:value="34000">
            <text:p>34.000 </text:p>
          </table:table-cell>
          <table:table-cell table:style-name="ce1"/>
          <table:table-cell table:style-name="ce1" office:value-type="string">
            <text:p>Custo das Mercadorias Vendidas</text:p>
          </table:table-cell>
          <table:table-cell table:style-name="ce1" office:value-type="float" office:value="-144800">
            <text:p>-1448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ercadorias</text:p>
          </table:table-cell>
          <table:table-cell table:style-name="ce2" office:value-type="float" office:value="29800">
            <text:p>29.800 </text:p>
          </table:table-cell>
          <table:table-cell table:style-name="ce2"/>
          <table:table-cell table:style-name="ce4" office:value-type="float" office:value="30000">
            <text:p>30.000</text:p>
          </table:table-cell>
          <table:table-cell table:style-name="ce2" office:value-type="float" office:value="29800">
            <text:p>29.800 </text:p>
          </table:table-cell>
          <table:table-cell table:style-name="ce2" table:formula="of:=[.B33]+[.D33]-[.E33]" office:value-type="float" office:value="30000">
            <text:p>30.000 </text:p>
          </table:table-cell>
          <table:table-cell table:style-name="ce2"/>
          <table:table-cell table:style-name="ce3"/>
          <table:table-cell table:style-name="ce1" office:value-type="string">
            <text:p>Contas a receber - clientes</text:p>
          </table:table-cell>
          <table:table-cell table:style-name="ce2" office:value-type="float" office:value="140000">
            <text:p>140.000 </text:p>
          </table:table-cell>
          <table:table-cell table:style-name="ce1" office:value-type="string">
            <text:p>Contas a pagar - diversas</text:p>
          </table:table-cell>
          <table:table-cell table:style-name="ce2" office:value-type="float" office:value="10000">
            <text:p>10.000 </text:p>
          </table:table-cell>
          <table:table-cell table:style-name="ce1"/>
          <table:table-cell table:style-name="ce1" office:value-type="string">
            <text:p>Lucro bruto</text:p>
          </table:table-cell>
          <table:table-cell table:style-name="ce2" table:formula="of:=[.O31]+[.O32]" office:value-type="float" office:value="355200">
            <text:p>355.20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preciacao acumulada de veículos</text:p>
          </table:table-cell>
          <table:table-cell table:style-name="ce2"/>
          <table:table-cell table:style-name="ce2" office:value-type="float" office:value="16000">
            <text:p>16.000 </text:p>
          </table:table-cell>
          <table:table-cell table:style-name="ce2"/>
          <table:table-cell table:style-name="ce2" office:value-type="float" office:value="400">
            <text:p>400 </text:p>
          </table:table-cell>
          <table:table-cell table:style-name="ce2"/>
          <table:table-cell table:style-name="ce2" table:formula="of:=[.C34]-[.D34]+[.E34]" office:value-type="float" office:value="16400">
            <text:p>16.400 </text:p>
          </table:table-cell>
          <table:table-cell table:style-name="ce3"/>
          <table:table-cell table:style-name="ce1" office:value-type="string">
            <text:p>Terrenos</text:p>
          </table:table-cell>
          <table:table-cell table:style-name="ce2" office:value-type="float" office:value="50000">
            <text:p>50.000 </text:p>
          </table:table-cell>
          <table:table-cell table:style-name="ce1" office:value-type="string">
            <text:p>Aluguel a pagar</text:p>
          </table:table-cell>
          <table:table-cell table:style-name="ce2" office:value-type="float" office:value="30000">
            <text:p>30.000 </text:p>
          </table:table-cell>
          <table:table-cell table:style-name="ce1"/>
          <table:table-cell table:style-name="ce1" office:value-type="string">
            <text:p>Despesas de salários</text:p>
          </table:table-cell>
          <table:table-cell table:style-name="ce1" office:value-type="float" office:value="38200">
            <text:p>382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ontas a receber - clientes</text:p>
          </table:table-cell>
          <table:table-cell table:style-name="ce2" office:value-type="float" office:value="40000">
            <text:p>40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/>
          <table:table-cell table:style-name="ce2" table:formula="of:=[.B35]+[.D35]-[.E35]" office:value-type="float" office:value="140000">
            <text:p>140.000 </text:p>
          </table:table-cell>
          <table:table-cell table:style-name="ce2"/>
          <table:table-cell table:style-name="ce3"/>
          <table:table-cell table:style-name="ce1" office:value-type="string">
            <text:p>Veículos</text:p>
          </table:table-cell>
          <table:table-cell table:style-name="ce2" office:value-type="float" office:value="40000">
            <text:p>40.000 </text:p>
          </table:table-cell>
          <table:table-cell table:style-name="ce1" office:value-type="string">
            <text:p>Adiantamento de clientes</text:p>
          </table:table-cell>
          <table:table-cell table:style-name="ce2" office:value-type="float" office:value="200000">
            <text:p>200.000 </text:p>
          </table:table-cell>
          <table:table-cell table:style-name="ce1"/>
          <table:table-cell table:style-name="ce1" office:value-type="string">
            <text:p>Despesas com impostos</text:p>
          </table:table-cell>
          <table:table-cell table:style-name="ce1" office:value-type="float" office:value="16000">
            <text:p>16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errenos</text:p>
          </table:table-cell>
          <table:table-cell table:style-name="ce2" office:value-type="float" office:value="50000">
            <text:p>50.000 </text:p>
          </table:table-cell>
          <table:table-cell table:style-name="ce2"/>
          <table:table-cell table:style-name="ce2"/>
          <table:table-cell table:style-name="ce2"/>
          <table:table-cell table:style-name="ce2" table:formula="of:=[.B36]+[.D36]-[.E36]" office:value-type="float" office:value="50000">
            <text:p>50.000 </text:p>
          </table:table-cell>
          <table:table-cell table:style-name="ce2"/>
          <table:table-cell table:style-name="ce3"/>
          <table:table-cell table:style-name="ce1" office:value-type="string">
            <text:p>Depreciacao acumulada de veículos</text:p>
          </table:table-cell>
          <table:table-cell table:style-name="ce2" office:value-type="float" office:value="-16400">
            <text:p>-16.400 </text:p>
          </table:table-cell>
          <table:table-cell table:style-name="ce8" office:value-type="string">
            <text:p>total do passivo</text:p>
          </table:table-cell>
          <table:table-cell table:style-name="ce2" table:formula="of:=SUM([.L31:.L35])" office:value-type="float" office:value="424000">
            <text:p>424.000 </text:p>
          </table:table-cell>
          <table:table-cell table:style-name="ce1"/>
          <table:table-cell table:style-name="ce1" office:value-type="string">
            <text:p>Despesas diversas</text:p>
          </table:table-cell>
          <table:table-cell table:style-name="ce1" office:value-type="float" office:value="11000">
            <text:p>11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spesas pagas antecipadas</text:p>
          </table:table-cell>
          <table:table-cell table:style-name="ce2" office:value-type="float" office:value="5000">
            <text:p>5.000 </text:p>
          </table:table-cell>
          <table:table-cell table:style-name="ce2"/>
          <table:table-cell table:style-name="ce2"/>
          <table:table-cell table:style-name="ce2" office:value-type="float" office:value="1000">
            <text:p>1.000 </text:p>
          </table:table-cell>
          <table:table-cell table:style-name="ce2" table:formula="of:=[.B37]+[.D37]-[.E37]" office:value-type="float" office:value="4000">
            <text:p>4.000 </text:p>
          </table:table-cell>
          <table:table-cell table:style-name="ce2"/>
          <table:table-cell table:style-name="ce3"/>
          <table:table-cell table:style-name="ce1" office:value-type="string">
            <text:p>Despesas pagas antecipadas</text:p>
          </table:table-cell>
          <table:table-cell table:style-name="ce7" office:value-type="float" office:value="4000">
            <text:p>4.000 </text:p>
          </table:table-cell>
          <table:table-cell table:style-name="ce1" office:value-type="string">
            <text:p>Capital social</text:p>
          </table:table-cell>
          <table:table-cell table:style-name="ce2" office:value-type="float" office:value="94000">
            <text:p>94.000 </text:p>
          </table:table-cell>
          <table:table-cell table:style-name="ce1"/>
          <table:table-cell table:style-name="ce1" office:value-type="string">
            <text:p>Despesas de aluguel</text:p>
          </table:table-cell>
          <table:table-cell table:style-name="ce1" office:value-type="float" office:value="30000">
            <text:p>300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spesas de salários</text:p>
          </table:table-cell>
          <table:table-cell table:style-name="ce2" office:value-type="float" office:value="4200">
            <text:p>4.200 </text:p>
          </table:table-cell>
          <table:table-cell table:style-name="ce2"/>
          <table:table-cell table:style-name="ce2" office:value-type="float" office:value="34000">
            <text:p>34.000 </text:p>
          </table:table-cell>
          <table:table-cell table:style-name="ce2"/>
          <table:table-cell table:style-name="ce2" table:formula="of:=[.B38]+[.D38]-[.E38]" office:value-type="float" office:value="38200">
            <text:p>38.200 </text:p>
          </table:table-cell>
          <table:table-cell table:style-name="ce2"/>
          <table:table-cell/>
          <table:table-cell table:style-name="ce1" table:number-columns-repeated="2"/>
          <table:table-cell table:style-name="ce8" office:value-type="string">
            <text:p>Lucros acumulados</text:p>
          </table:table-cell>
          <table:table-cell table:style-name="ce7" office:value-type="float" office:value="259600">
            <text:p>259.600 </text:p>
          </table:table-cell>
          <table:table-cell table:style-name="ce1"/>
          <table:table-cell table:style-name="ce1" office:value-type="string">
            <text:p>Despesa de depreciação de veiculos</text:p>
          </table:table-cell>
          <table:table-cell table:style-name="ce1" office:value-type="float" office:value="400">
            <text:p>4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spesas com impostos</text:p>
          </table:table-cell>
          <table:table-cell table:style-name="ce2" office:value-type="float" office:value="16000">
            <text:p>16.000 </text:p>
          </table:table-cell>
          <table:table-cell table:style-name="ce2"/>
          <table:table-cell table:style-name="ce2"/>
          <table:table-cell table:style-name="ce2"/>
          <table:table-cell table:style-name="ce2" table:formula="of:=[.B39]+[.D39]-[.E39]" office:value-type="float" office:value="16000">
            <text:p>16.000 </text:p>
          </table:table-cell>
          <table:table-cell table:style-name="ce2"/>
          <table:table-cell/>
          <table:table-cell table:style-name="ce1" table:number-columns-repeated="2"/>
          <table:table-cell table:style-name="ce8" office:value-type="string">
            <text:p>total do PL</text:p>
          </table:table-cell>
          <table:table-cell table:style-name="ce2" table:formula="of:=[.L37]+[.L38]" office:value-type="float" office:value="353600">
            <text:p>353.600 </text:p>
          </table:table-cell>
          <table:table-cell table:style-name="ce1"/>
          <table:table-cell table:style-name="ce1" office:value-type="string">
            <text:p>total das despesas</text:p>
          </table:table-cell>
          <table:table-cell table:style-name="ce1" table:formula="of:=-SUM([.O34:.O38])" office:value-type="float" office:value="-95600">
            <text:p>-9560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spesas diversas</text:p>
          </table:table-cell>
          <table:table-cell table:style-name="ce2"/>
          <table:table-cell table:style-name="ce2"/>
          <table:table-cell table:style-name="ce2" table:formula="of:=1000+10000" office:value-type="float" office:value="11000">
            <text:p>11.000 </text:p>
          </table:table-cell>
          <table:table-cell table:style-name="ce2"/>
          <table:table-cell table:style-name="ce2" table:formula="of:=[.B40]+[.D40]-[.E40]" office:value-type="float" office:value="11000">
            <text:p>11.000 </text:p>
          </table:table-cell>
          <table:table-cell table:style-name="ce2"/>
          <table:table-cell/>
          <table:table-cell table:style-name="ce1" office:value-type="string">
            <text:p>total do ativo</text:p>
          </table:table-cell>
          <table:table-cell table:style-name="ce2" table:formula="of:=SUM([.J31:.J37])" office:value-type="float" office:value="777600">
            <text:p>777.600 </text:p>
          </table:table-cell>
          <table:table-cell table:style-name="ce8" office:value-type="string">
            <text:p>total P + PL</text:p>
          </table:table-cell>
          <table:table-cell table:style-name="ce2" table:formula="of:=[.L36]+[.L39]" office:value-type="float" office:value="777600">
            <text:p>777.600 </text:p>
          </table:table-cell>
          <table:table-cell table:style-name="ce1"/>
          <table:table-cell table:style-name="ce1" office:value-type="string">
            <text:p>Lucro liquido</text:p>
          </table:table-cell>
          <table:table-cell table:style-name="ce2" table:formula="of:=[.O31]+[.O32]+[.O39]" office:value-type="float" office:value="259600">
            <text:p>259.60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espesas de aluguel</text:p>
          </table:table-cell>
          <table:table-cell table:style-name="ce2"/>
          <table:table-cell table:style-name="ce2"/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[.B41]+[.D41]-[.E41]" office:value-type="float" office:value="30000">
            <text:p>30.000 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Despesa de depreciação de veiculos</text:p>
          </table:table-cell>
          <table:table-cell table:style-name="ce2"/>
          <table:table-cell table:style-name="ce2"/>
          <table:table-cell table:style-name="ce2" office:value-type="float" office:value="400">
            <text:p>400 </text:p>
          </table:table-cell>
          <table:table-cell table:style-name="ce2"/>
          <table:table-cell table:style-name="ce2" table:formula="of:=[.B42]+[.D42]-[.E42]" office:value-type="float" office:value="400">
            <text:p>400 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Compras</text:p>
          </table:table-cell>
          <table:table-cell table:style-name="ce2" office:value-type="float" office:value="45000">
            <text:p>45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 table:formula="of:=45000+100000" office:value-type="float" office:value="145000">
            <text:p>145.000 </text:p>
          </table:table-cell>
          <table:table-cell table:style-name="ce2" table:formula="of:=[.B43]+[.D43]-[.E43]" office:value-type="float" office:value="0">
            <text:p>0 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Custo das Mercadorias Vendidas</text:p>
          </table:table-cell>
          <table:table-cell table:style-name="ce2"/>
          <table:table-cell table:style-name="ce2"/>
          <table:table-cell table:style-name="ce2" table:formula="of:=29800+145000-30000" office:value-type="float" office:value="144800">
            <text:p>144.800 </text:p>
          </table:table-cell>
          <table:table-cell table:style-name="ce2"/>
          <table:table-cell table:style-name="ce2" table:formula="of:=[.B44]+[.D44]-[.E44]" office:value-type="float" office:value="144800">
            <text:p>144.800 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Fornecedores a pagar</text:p>
          </table:table-cell>
          <table:table-cell table:style-name="ce2"/>
          <table:table-cell table:style-name="ce2" office:value-type="float" office:value="50000">
            <text:p>50.000 </text:p>
          </table:table-cell>
          <table:table-cell table:style-name="ce2"/>
          <table:table-cell table:style-name="ce2" office:value-type="float" office:value="100000">
            <text:p>100.000 </text:p>
          </table:table-cell>
          <table:table-cell table:style-name="ce2"/>
          <table:table-cell table:style-name="ce2" table:formula="of:=[.C45]-[.D45]+[.E45]" office:value-type="float" office:value="150000">
            <text:p>150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larios a pagar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34000">
            <text:p>34.000 </text:p>
          </table:table-cell>
          <table:table-cell table:style-name="ce2"/>
          <table:table-cell table:style-name="ce2" table:formula="of:=[.C46]-[.D46]+[.E46]" office:value-type="float" office:value="34000">
            <text:p>34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ontas a pagar - diversas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10000">
            <text:p>10.000 </text:p>
          </table:table-cell>
          <table:table-cell table:style-name="ce2"/>
          <table:table-cell table:style-name="ce2" table:formula="of:=[.C47]-[.D47]+[.E47]" office:value-type="float" office:value="10000">
            <text:p>10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luguel a pagar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30000">
            <text:p>30.000 </text:p>
          </table:table-cell>
          <table:table-cell table:style-name="ce2"/>
          <table:table-cell table:style-name="ce2" table:formula="of:=[.C48]-[.D48]+[.E48]" office:value-type="float" office:value="30000">
            <text:p>30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diantamento de clientes</text:p>
          </table:table-cell>
          <table:table-cell table:style-name="ce2"/>
          <table:table-cell table:style-name="ce2" office:value-type="float" office:value="20000">
            <text:p>20.000 </text:p>
          </table:table-cell>
          <table:table-cell table:style-name="ce2" office:value-type="float" office:value="20000">
            <text:p>20.000 </text:p>
          </table:table-cell>
          <table:table-cell table:style-name="ce2" office:value-type="float" office:value="200000">
            <text:p>200.000 </text:p>
          </table:table-cell>
          <table:table-cell table:style-name="ce2"/>
          <table:table-cell table:style-name="ce2" table:formula="of:=[.C49]-[.D49]+[.E49]" office:value-type="float" office:value="200000">
            <text:p>200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apital social</text:p>
          </table:table-cell>
          <table:table-cell table:style-name="ce2"/>
          <table:table-cell table:style-name="ce2" office:value-type="float" office:value="94000">
            <text:p>94.000 </text:p>
          </table:table-cell>
          <table:table-cell table:style-name="ce2"/>
          <table:table-cell table:style-name="ce2"/>
          <table:table-cell table:style-name="ce2"/>
          <table:table-cell table:style-name="ce2" table:formula="of:=[.C50]-[.D50]+[.E50]" office:value-type="float" office:value="94000">
            <text:p>94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Vendas</text:p>
          </table:table-cell>
          <table:table-cell table:style-name="ce2"/>
          <table:table-cell table:style-name="ce2" office:value-type="float" office:value="80000">
            <text:p>80.000 </text:p>
          </table:table-cell>
          <table:table-cell table:style-name="ce2"/>
          <table:table-cell table:style-name="ce2" table:formula="of:=200000+20000+200000" office:value-type="float" office:value="420000">
            <text:p>420.000 </text:p>
          </table:table-cell>
          <table:table-cell table:style-name="ce2"/>
          <table:table-cell table:style-name="ce2" table:formula="of:=[.C51]-[.D51]+[.E51]" office:value-type="float" office:value="500000">
            <text:p>500.000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otal</text:p>
          </table:table-cell>
          <table:table-cell table:style-name="ce2" table:formula="of:=SUM([.B31:.B51])" office:value-type="float" office:value="260000">
            <text:p>260.000 </text:p>
          </table:table-cell>
          <table:table-cell table:style-name="ce2" table:formula="of:=SUM([.C31:.C51])" office:value-type="float" office:value="260000">
            <text:p>260.000 </text:p>
          </table:table-cell>
          <table:table-cell table:style-name="ce2" table:formula="of:=SUM([.D31:.D51])" office:value-type="float" office:value="970200">
            <text:p>970.200 </text:p>
          </table:table-cell>
          <table:table-cell table:style-name="ce2" table:formula="of:=SUM([.E31:.E51])" office:value-type="float" office:value="970200">
            <text:p>970.200 </text:p>
          </table:table-cell>
          <table:table-cell table:style-name="ce2" table:formula="of:=SUM([.F31:.F51])" office:value-type="float" office:value="1034400">
            <text:p>1.034.400 </text:p>
          </table:table-cell>
          <table:table-cell table:style-name="ce2" table:formula="of:=SUM([.G31:.G51])" office:value-type="float" office:value="1034400">
            <text:p>1.034.400 </text:p>
          </table:table-cell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rio" table:style-name="ta2" table:print="false">
        <table:table-column table:style-name="co10" table:default-cell-style-name="ce6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9" office:value-type="string">
            <text:p>Ex. 6E Empresa Upapar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" office:value-type="string">
            <text:p>Diario Simplificado</text:p>
          </table:table-cell>
          <table:table-cell table:style-name="ce10" office:value-type="string" table:number-columns-spanned="2" table:number-rows-spanned="1">
            <text:p>Valor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0" office:value-type="string">
            <text:p>Nr.</text:p>
          </table:table-cell>
          <table:table-cell table:style-name="ce10" office:value-type="string">
            <text:p>Historico</text:p>
          </table:table-cell>
          <table:table-cell table:style-name="ce1" office:value-type="string">
            <text:p>a debito</text:p>
          </table:table-cell>
          <table:table-cell table:style-name="ce1" office:value-type="string">
            <text:p>a credito</text:p>
          </table:table-cell>
          <table:table-cell table:number-columns-repeated="1020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2" office:value-type="string">
            <text:p>Compras</text:p>
          </table:table-cell>
          <table:table-cell table:style-name="ce13" office:value-type="float" office:value="100000">
            <text:p><text:s/>100.0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Fornecedores a pagar</text:p>
          </table:table-cell>
          <table:table-cell table:style-name="ce13"/>
          <table:table-cell table:style-name="ce13" office:value-type="float" office:value="100000">
            <text:p><text:s/>100.000 </text:p>
          </table:table-cell>
          <table:table-cell table:number-columns-repeated="1020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" office:value-type="string">
            <text:p>Caixa</text:p>
          </table:table-cell>
          <table:table-cell table:style-name="ce14" office:value-type="float" office:value="100000">
            <text:p><text:s/>100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Contas a receber - clientes</text:p>
          </table:table-cell>
          <table:table-cell table:style-name="ce14" office:value-type="float" office:value="100000">
            <text:p><text:s/>100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Vendas</text:p>
          </table:table-cell>
          <table:table-cell table:style-name="ce14"/>
          <table:table-cell table:style-name="ce14" office:value-type="float" office:value="200000">
            <text:p><text:s/>200.000 </text:p>
          </table:table-cell>
          <table:table-cell table:number-columns-repeated="1020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12" office:value-type="string">
            <text:p>Despesas <text:s/>de depreciacao de veiculos</text:p>
          </table:table-cell>
          <table:table-cell table:style-name="ce13" table:formula="of:=40000*0.01" office:value-type="float" office:value="400">
            <text:p><text:s/>4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Depreciacao acumulada veiculos</text:p>
          </table:table-cell>
          <table:table-cell table:style-name="ce13"/>
          <table:table-cell table:style-name="ce13" table:formula="of:=[.C9]" office:value-type="float" office:value="400">
            <text:p><text:s/>400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4a</text:p>
          </table:table-cell>
          <table:table-cell table:style-name="ce1" office:value-type="string">
            <text:p>Despesas de salarios</text:p>
          </table:table-cell>
          <table:table-cell table:style-name="ce14" office:value-type="float" office:value="34000">
            <text:p><text:s/>34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Salarios a pagar</text:p>
          </table:table-cell>
          <table:table-cell table:style-name="ce14"/>
          <table:table-cell table:style-name="ce14" table:formula="of:=[.C11]" office:value-type="float" office:value="34000">
            <text:p><text:s/>34.000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4b</text:p>
          </table:table-cell>
          <table:table-cell table:style-name="ce12" office:value-type="string">
            <text:p>Despesas de aluguel</text:p>
          </table:table-cell>
          <table:table-cell table:style-name="ce13" office:value-type="float" office:value="30000">
            <text:p><text:s/>30.0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Aluguel a pagar</text:p>
          </table:table-cell>
          <table:table-cell table:style-name="ce13"/>
          <table:table-cell table:style-name="ce13" table:formula="of:=[.C13]" office:value-type="float" office:value="30000">
            <text:p><text:s/>30.000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4c</text:p>
          </table:table-cell>
          <table:table-cell table:style-name="ce1" office:value-type="string">
            <text:p>Despesas diversas</text:p>
          </table:table-cell>
          <table:table-cell table:style-name="ce14" office:value-type="float" office:value="10000">
            <text:p><text:s/>10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Contas a pagar - diversas</text:p>
          </table:table-cell>
          <table:table-cell table:style-name="ce14"/>
          <table:table-cell table:style-name="ce14" table:formula="of:=[.C15]" office:value-type="float" office:value="10000">
            <text:p><text:s/>10.000 </text:p>
          </table:table-cell>
          <table:table-cell table:number-columns-repeated="1020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12" office:value-type="string">
            <text:p>Despesas diversas</text:p>
          </table:table-cell>
          <table:table-cell table:style-name="ce13" table:formula="of:=5000*0.2" office:value-type="float" office:value="1000">
            <text:p><text:s/>1.0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Despesas pagas antecipadamente</text:p>
          </table:table-cell>
          <table:table-cell table:style-name="ce13"/>
          <table:table-cell table:style-name="ce13" table:formula="of:=[.C17]" office:value-type="float" office:value="1000">
            <text:p><text:s/>1.000 </text:p>
          </table:table-cell>
          <table:table-cell table:number-columns-repeated="1020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" office:value-type="string">
            <text:p>Adiantamento de clientes</text:p>
          </table:table-cell>
          <table:table-cell table:style-name="ce14" office:value-type="float" office:value="20000">
            <text:p><text:s/>20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Vendas</text:p>
          </table:table-cell>
          <table:table-cell table:style-name="ce14"/>
          <table:table-cell table:style-name="ce14" office:value-type="float" office:value="20000">
            <text:p><text:s/>20.000 </text:p>
          </table:table-cell>
          <table:table-cell table:number-columns-repeated="1020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2" office:value-type="string">
            <text:p>Caixa</text:p>
          </table:table-cell>
          <table:table-cell table:style-name="ce13" office:value-type="float" office:value="400000">
            <text:p><text:s/>400.0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Adiantamento de clientes</text:p>
          </table:table-cell>
          <table:table-cell table:style-name="ce13"/>
          <table:table-cell table:style-name="ce13" office:value-type="float" office:value="200000">
            <text:p><text:s/>200.000 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Vendas</text:p>
          </table:table-cell>
          <table:table-cell table:style-name="ce13"/>
          <table:table-cell table:style-name="ce13" office:value-type="float" office:value="200000">
            <text:p><text:s/>200.000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8a</text:p>
          </table:table-cell>
          <table:table-cell table:style-name="ce1" office:value-type="string">
            <text:p>CMV</text:p>
          </table:table-cell>
          <table:table-cell table:style-name="ce14" office:value-type="float" office:value="29800">
            <text:p><text:s/>29.8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Mercadorias</text:p>
          </table:table-cell>
          <table:table-cell table:style-name="ce14"/>
          <table:table-cell table:style-name="ce14" table:formula="of:=[.C24]" office:value-type="float" office:value="29800">
            <text:p><text:s/>29.800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8b</text:p>
          </table:table-cell>
          <table:table-cell table:style-name="ce12" office:value-type="string">
            <text:p>CMV</text:p>
          </table:table-cell>
          <table:table-cell table:style-name="ce13" office:value-type="float" office:value="145000">
            <text:p><text:s/>145.000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/>
          <table:table-cell table:style-name="ce12" office:value-type="string">
            <text:p>a Compras</text:p>
          </table:table-cell>
          <table:table-cell table:style-name="ce13"/>
          <table:table-cell table:style-name="ce13" office:value-type="float" office:value="145000">
            <text:p><text:s/>145.000 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8c</text:p>
          </table:table-cell>
          <table:table-cell table:style-name="ce1" office:value-type="string">
            <text:p>Mercadorias</text:p>
          </table:table-cell>
          <table:table-cell table:style-name="ce14" office:value-type="float" office:value="30000">
            <text:p><text:s/>30.000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" office:value-type="string">
            <text:p>a CMV</text:p>
          </table:table-cell>
          <table:table-cell table:style-name="ce14"/>
          <table:table-cell table:style-name="ce14" table:formula="of:=[.C28]" office:value-type="float" office:value="30000">
            <text:p><text:s/>30.000 </text:p>
          </table:table-cell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5000" number:language="pt" number:country="BR">
      <number:number number:min-integer-digits="1"/>
    </number:number-style>
    <number:number-style style:name="N107P0" style:volatile="true">
      <number:number number:decimal-places="0" number:min-integer-digits="1" number:grouping="true"/>
      <number:text> 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7P0"/>
    </number:number-style>
    <number:number-style style:name="N108P0" style:volatile="true">
      <number:text> </number:text>
      <number:number number:decimal-places="0" number:min-integer-digits="1" number:grouping="true"/>
      <number:text> </number:text>
    </number:number-style>
    <number:number-style style:name="N108P1" style:volatile="true">
      <number:text>-</number:text>
      <number:number number:decimal-places="0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pt" number:country="BR">
      <number:minutes number:style="long"/>
      <number:text>:</number:text>
      <number:seconds number:style="long"/>
    </number:time-style>
    <number:time-style style:name="N5125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pt" number:country="BR">
      <number:minutes number:style="long"/>
      <number:text>:</number:text>
      <number:seconds number:style="long" number:decimal-places="1"/>
    </number:time-style>
    <number:number-style style:name="N5127" number:language="pt" number:country="B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3:5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P_20_e_20_DRE" style:display-name="PageStyle_BP e 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o" style:display-name="PageStyle_Di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3" meta:cell-count="383" meta:object-count="0"/>
    <meta:generator>BrOffice.org/3.1$Win32 OpenOffice.org_project/310m19$Build-9420</meta:generator>
  </office:meta>
</office:document-meta>
</file>